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21708333333333cm" style:use-optimal-column-width="true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5.000625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3.43958333333333cm" style:use-optimal-column-width="true"/>
    </style:style>
    <style:style style:name="co6" style:family="table-column">
      <style:table-column-properties fo:break-before="auto" style:column-width="4.10104166666667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3.51895833333333cm" style:use-optimal-column-width="true"/>
    </style:style>
    <style:style style:name="co9" style:family="table-column">
      <style:table-column-properties fo:break-before="auto" style:column-width="3.04270833333333cm" style:use-optimal-column-width="true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1.984375cm" style:use-optimal-column-width="true"/>
    </style:style>
    <style:style style:name="co12" style:family="table-column">
      <style:table-column-properties fo:break-before="auto" style:column-width="1.37583333333333cm" style:use-optimal-column-width="true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eart_failure_clinical_records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office:value-type="string" table:style-name="ce1">
            <text:p>age</text:p>
          </table:table-cell>
          <table:table-cell office:value-type="string" table:style-name="ce1">
            <text:p>anaemia</text:p>
          </table:table-cell>
          <table:table-cell office:value-type="string" table:style-name="ce1">
            <text:p>creatinine_phosphokinase</text:p>
          </table:table-cell>
          <table:table-cell office:value-type="string" table:style-name="ce1">
            <text:p>diabetes</text:p>
          </table:table-cell>
          <table:table-cell office:value-type="string" table:style-name="ce1">
            <text:p>ejection_fraction</text:p>
          </table:table-cell>
          <table:table-cell office:value-type="string" table:style-name="ce1">
            <text:p>high_blood_pressure</text:p>
          </table:table-cell>
          <table:table-cell office:value-type="string" table:style-name="ce1">
            <text:p>platelets</text:p>
          </table:table-cell>
          <table:table-cell office:value-type="string" table:style-name="ce1">
            <text:p>serum_creatinine</text:p>
          </table:table-cell>
          <table:table-cell office:value-type="string" table:style-name="ce1">
            <text:p>serum_sodium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smoking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EATH_EVENT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5000</text:p>
          </table:table-cell>
          <table:table-cell office:value-type="string" table:style-name="ce2">
            <text:p>1.9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7861" table:style-name="ce1">
            <text:p>7861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62000</text:p>
          </table:table-cell>
          <table:table-cell office:value-type="string" table:style-name="ce2">
            <text:p>1.3</text:p>
          </table:table-cell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10000</text:p>
          </table:table-cell>
          <table:table-cell office:value-type="string" table:style-name="ce2">
            <text:p>1.9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27000</text:p>
          </table:table-cell>
          <table:table-cell office:value-type="string" table:style-name="ce2">
            <text:p>2.7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04000</text:p>
          </table:table-cell>
          <table:table-cell office:value-type="string" table:style-name="ce2">
            <text:p>2.1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46" table:style-name="ce1">
            <text:p>246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27000</text:p>
          </table:table-cell>
          <table:table-cell office:value-type="string" table:style-name="ce2">
            <text:p>1.2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315" table:style-name="ce1">
            <text:p>315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454000</text:p>
          </table:table-cell>
          <table:table-cell office:value-type="string" table:style-name="ce2">
            <text:p>1.1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57" table:style-name="ce1">
            <text:p>157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5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88000</text:p>
          </table:table-cell>
          <table:table-cell office:value-type="string" table:style-name="ce2">
            <text:p>9.4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68000</text:p>
          </table:table-cell>
          <table:table-cell office:value-type="string" table:style-name="ce2">
            <text:p>4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53000</text:p>
          </table:table-cell>
          <table:table-cell office:value-type="string" table:style-name="ce2">
            <text:p>0.9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981" table:style-name="ce1">
            <text:p>98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36000</text:p>
          </table:table-cell>
          <table:table-cell office:value-type="string" table:style-name="ce2">
            <text:p>1.1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76000</text:p>
          </table:table-cell>
          <table:table-cell office:value-type="string" table:style-name="ce2">
            <text:p>1.1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427000</text:p>
          </table:table-cell>
          <table:table-cell office:value-type="string" table:style-name="ce2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379" table:style-name="ce1">
            <text:p>379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47000</text:p>
          </table:table-cell>
          <table:table-cell office:value-type="string" table:style-name="ce2">
            <text:p>1.3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2000</text:p>
          </table:table-cell>
          <table:table-cell office:value-type="string" table:style-name="ce2">
            <text:p>0.9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66000</text:p>
          </table:table-cell>
          <table:table-cell office:value-type="string" table:style-name="ce2">
            <text:p>0.8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37000</text:p>
          </table:table-cell>
          <table:table-cell office:value-type="string" table:style-name="ce2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87000</text:p>
          </table:table-cell>
          <table:table-cell office:value-type="string" table:style-name="ce2">
            <text:p>1.9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76000</text:p>
          </table:table-cell>
          <table:table-cell office:value-type="string" table:style-name="ce2">
            <text:p>1.3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97000</text:p>
          </table:table-cell>
          <table:table-cell office:value-type="string" table:style-name="ce2">
            <text:p>1.6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89000</text:p>
          </table:table-cell>
          <table:table-cell office:value-type="string" table:style-name="ce2">
            <text:p>0.9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68000</text:p>
          </table:table-cell>
          <table:table-cell office:value-type="string" table:style-name="ce2">
            <text:p>0.8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83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49000</text:p>
          </table:table-cell>
          <table:table-cell office:value-type="string" table:style-name="ce2">
            <text:p>1.9</text:p>
          </table:table-cell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96000</text:p>
          </table:table-cell>
          <table:table-cell office:value-type="string" table:style-name="ce2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84000</text:p>
          </table:table-cell>
          <table:table-cell office:value-type="string" table:style-name="ce2">
            <text:p>1.3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53000</text:p>
          </table:table-cell>
          <table:table-cell office:value-type="string" table:style-name="ce2">
            <text:p>5.8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00000</text:p>
          </table:table-cell>
          <table:table-cell office:value-type="string" table:style-name="ce2">
            <text:p>1.2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83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60000</text:p>
          </table:table-cell>
          <table:table-cell office:value-type="string" table:style-name="ce2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19000</text:p>
          </table:table-cell>
          <table:table-cell office:value-type="string" table:style-name="ce2">
            <text:p>1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2000</text:p>
          </table:table-cell>
          <table:table-cell office:value-type="string" table:style-name="ce2">
            <text:p>1.2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88000</text:p>
          </table:table-cell>
          <table:table-cell office:value-type="string" table:style-name="ce2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8000</text:p>
          </table:table-cell>
          <table:table-cell office:value-type="string" table:style-name="ce2">
            <text:p>3.5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6000</text:p>
          </table:table-cell>
          <table:table-cell office:value-type="string" table:style-name="ce2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855" table:style-name="ce1">
            <text:p>855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21000</text:p>
          </table:table-cell>
          <table:table-cell office:value-type="string" table:style-name="ce2">
            <text:p>1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2656" table:style-name="ce1">
            <text:p>2656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5000</text:p>
          </table:table-cell>
          <table:table-cell office:value-type="string" table:style-name="ce2">
            <text:p>2.3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235" table:style-name="ce1">
            <text:p>235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29000</text:p>
          </table:table-cell>
          <table:table-cell office:value-type="string" table:style-name="ce2">
            <text:p>3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83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53000</text:p>
          </table:table-cell>
          <table:table-cell office:value-type="string" table:style-name="ce2">
            <text:p>1.2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571" table:style-name="ce1">
            <text:p>571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85000</text:p>
          </table:table-cell>
          <table:table-cell office:value-type="string" table:style-name="ce2">
            <text:p>1.2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18000</text:p>
          </table:table-cell>
          <table:table-cell office:value-type="string" table:style-name="ce2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588" table:style-name="ce1">
            <text:p>588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94000</text:p>
          </table:table-cell>
          <table:table-cell office:value-type="string" table:style-name="ce2">
            <text:p>1.1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10000</text:p>
          </table:table-cell>
          <table:table-cell office:value-type="string" table:style-name="ce2">
            <text:p>1.9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1380" table:style-name="ce1">
            <text:p>138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71000</text:p>
          </table:table-cell>
          <table:table-cell office:value-type="string" table:style-name="ce2">
            <text:p>0.9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451000</text:p>
          </table:table-cell>
          <table:table-cell office:value-type="string" table:style-name="ce2">
            <text:p>0.6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553" table:style-name="ce1">
            <text:p>55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40000</text:p>
          </table:table-cell>
          <table:table-cell office:value-type="string" table:style-name="ce2">
            <text:p>4.4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95000</text:p>
          </table:table-cell>
          <table:table-cell office:value-type="string" table:style-name="ce2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577" table:style-name="ce1">
            <text:p>57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66000</text:p>
          </table:table-cell>
          <table:table-cell office:value-type="string" table:style-name="ce2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418000</text:p>
          </table:table-cell>
          <table:table-cell office:value-type="string" table:style-name="ce2">
            <text:p>1.4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964" table:style-name="ce1">
            <text:p>3964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6.8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51000</text:p>
          </table:table-cell>
          <table:table-cell office:value-type="string" table:style-name="ce2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55000</text:p>
          </table:table-cell>
          <table:table-cell office:value-type="string" table:style-name="ce2">
            <text:p>2.2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371" table:style-name="ce1">
            <text:p>37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461000</text:p>
          </table:table-cell>
          <table:table-cell office:value-type="string" table:style-name="ce2">
            <text:p>2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3000</text:p>
          </table:table-cell>
          <table:table-cell office:value-type="string" table:style-name="ce2">
            <text:p>2.7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07" table:style-name="ce1">
            <text:p>607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16000</text:p>
          </table:table-cell>
          <table:table-cell office:value-type="string" table:style-name="ce2">
            <text:p>0.6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789" table:style-name="ce1">
            <text:p>78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19000</text:p>
          </table:table-cell>
          <table:table-cell office:value-type="string" table:style-name="ce2">
            <text:p>1.1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364" table:style-name="ce1">
            <text:p>36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54000</text:p>
          </table:table-cell>
          <table:table-cell office:value-type="string" table:style-name="ce2">
            <text:p>1.3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7702" table:style-name="ce1">
            <text:p>770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90000</text:p>
          </table:table-cell>
          <table:table-cell office:value-type="string" table:style-name="ce2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318" table:style-name="ce1">
            <text:p>318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16000</text:p>
          </table:table-cell>
          <table:table-cell office:value-type="string" table:style-name="ce2">
            <text:p>2.3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54000</text:p>
          </table:table-cell>
          <table:table-cell office:value-type="string" table:style-name="ce2">
            <text:p>1.1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85000</text:p>
          </table:table-cell>
          <table:table-cell office:value-type="string" table:style-name="ce2">
            <text:p>1</text:p>
          </table:table-cell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8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19000</text:p>
          </table:table-cell>
          <table:table-cell office:value-type="string" table:style-name="ce2">
            <text:p>2.9</text:p>
          </table:table-cell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13000</text:p>
          </table:table-cell>
          <table:table-cell office:value-type="string" table:style-name="ce2">
            <text:p>1.3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74000</text:p>
          </table:table-cell>
          <table:table-cell office:value-type="string" table:style-name="ce2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61" table:style-name="ce1">
            <text:p>16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44000</text:p>
          </table:table-cell>
          <table:table-cell office:value-type="string" table:style-name="ce2">
            <text:p>1.2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497000</text:p>
          </table:table-cell>
          <table:table-cell office:value-type="string" table:style-name="ce2">
            <text:p>1.83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74000</text:p>
          </table:table-cell>
          <table:table-cell office:value-type="string" table:style-name="ce2">
            <text:p>0.8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22000</text:p>
          </table:table-cell>
          <table:table-cell office:value-type="string" table:style-name="ce2">
            <text:p>0.9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5882" table:style-name="ce1">
            <text:p>5882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43000</text:p>
          </table:table-cell>
          <table:table-cell office:value-type="string" table:style-name="ce2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49000</text:p>
          </table:table-cell>
          <table:table-cell office:value-type="string" table:style-name="ce2">
            <text:p>1.3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6000</text:p>
          </table:table-cell>
          <table:table-cell office:value-type="string" table:style-name="ce2">
            <text:p>1.2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04000</text:p>
          </table:table-cell>
          <table:table-cell office:value-type="string" table:style-name="ce2">
            <text:p>0.7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17000</text:p>
          </table:table-cell>
          <table:table-cell office:value-type="string" table:style-name="ce2">
            <text:p>0.8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37000</text:p>
          </table:table-cell>
          <table:table-cell office:value-type="string" table:style-name="ce2">
            <text:p>1.2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03" table:style-name="ce1">
            <text:p>203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83000</text:p>
          </table:table-cell>
          <table:table-cell office:value-type="string" table:style-name="ce2">
            <text:p>0.6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336" table:style-name="ce1">
            <text:p>336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24000</text:p>
          </table:table-cell>
          <table:table-cell office:value-type="string" table:style-name="ce2">
            <text:p>0.9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93000</text:p>
          </table:table-cell>
          <table:table-cell office:value-type="string" table:style-name="ce2">
            <text:p>1.7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8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96000</text:p>
          </table:table-cell>
          <table:table-cell office:value-type="string" table:style-name="ce2">
            <text:p>2.5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72000</text:p>
          </table:table-cell>
          <table:table-cell office:value-type="string" table:style-name="ce2">
            <text:p>1.8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02000</text:p>
          </table:table-cell>
          <table:table-cell office:value-type="string" table:style-name="ce2">
            <text:p>1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406000</text:p>
          </table:table-cell>
          <table:table-cell office:value-type="string" table:style-name="ce2">
            <text:p>0.7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73000</text:p>
          </table:table-cell>
          <table:table-cell office:value-type="string" table:style-name="ce2">
            <text:p>1.1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04000</text:p>
          </table:table-cell>
          <table:table-cell office:value-type="string" table:style-name="ce2">
            <text:p>0.8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35000</text:p>
          </table:table-cell>
          <table:table-cell office:value-type="string" table:style-name="ce2">
            <text:p>0.7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81000</text:p>
          </table:table-cell>
          <table:table-cell office:value-type="string" table:style-name="ce2">
            <text:p>1.1</text:p>
          </table:table-cell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49000</text:p>
          </table:table-cell>
          <table:table-cell office:value-type="string" table:style-name="ce2">
            <text:p>0.8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897" table:style-name="ce1">
            <text:p>897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97000</text:p>
          </table:table-cell>
          <table:table-cell office:value-type="string" table:style-name="ce2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8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4" table:style-name="ce1">
            <text:p>15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10000</text:p>
          </table:table-cell>
          <table:table-cell office:value-type="string" table:style-name="ce2">
            <text:p>1.7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27000</text:p>
          </table:table-cell>
          <table:table-cell office:value-type="string" table:style-name="ce2">
            <text:p>0.7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19000</text:p>
          </table:table-cell>
          <table:table-cell office:value-type="string" table:style-name="ce2">
            <text:p>1</text:p>
          </table:table-cell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514" table:style-name="ce1">
            <text:p>51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54000</text:p>
          </table:table-cell>
          <table:table-cell office:value-type="string" table:style-name="ce2">
            <text:p>1.3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55000</text:p>
          </table:table-cell>
          <table:table-cell office:value-type="string" table:style-name="ce2">
            <text:p>1.1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18000</text:p>
          </table:table-cell>
          <table:table-cell office:value-type="string" table:style-name="ce2">
            <text:p>1.2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1000</text:p>
          </table:table-cell>
          <table:table-cell office:value-type="string" table:style-name="ce2">
            <text:p>1.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98000</text:p>
          </table:table-cell>
          <table:table-cell office:value-type="string" table:style-name="ce2">
            <text:p>1.1</text:p>
          </table:table-cell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8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898" table:style-name="ce1">
            <text:p>898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49000</text:p>
          </table:table-cell>
          <table:table-cell office:value-type="string" table:style-name="ce2">
            <text:p>1.1</text:p>
          </table:table-cell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5209" table:style-name="ce1">
            <text:p>5209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6000</text:p>
          </table:table-cell>
          <table:table-cell office:value-type="string" table:style-name="ce2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86000</text:p>
          </table:table-cell>
          <table:table-cell office:value-type="string" table:style-name="ce2">
            <text:p>2.3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328" table:style-name="ce1">
            <text:p>328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621000</text:p>
          </table:table-cell>
          <table:table-cell office:value-type="string" table:style-name="ce2">
            <text:p>1.7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748" table:style-name="ce1">
            <text:p>74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000</text:p>
          </table:table-cell>
          <table:table-cell office:value-type="string" table:style-name="ce2">
            <text:p>1.3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876" table:style-name="ce1">
            <text:p>1876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6000</text:p>
          </table:table-cell>
          <table:table-cell office:value-type="string" table:style-name="ce2">
            <text:p>0.9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936" table:style-name="ce1">
            <text:p>936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4000</text:p>
          </table:table-cell>
          <table:table-cell office:value-type="string" table:style-name="ce2">
            <text:p>1.1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850000</text:p>
          </table:table-cell>
          <table:table-cell office:value-type="string" table:style-name="ce2">
            <text:p>1.3</text:p>
          </table:table-cell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6000</text:p>
          </table:table-cell>
          <table:table-cell office:value-type="string" table:style-name="ce2">
            <text:p>1.2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8000</text:p>
          </table:table-cell>
          <table:table-cell office:value-type="string" table:style-name="ce2">
            <text:p>1.2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369" table:style-name="ce1">
            <text:p>369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52000</text:p>
          </table:table-cell>
          <table:table-cell office:value-type="string" table:style-name="ce2">
            <text:p>1.6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51000</text:p>
          </table:table-cell>
          <table:table-cell office:value-type="string" table:style-name="ce2">
            <text:p>1.3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754" table:style-name="ce1">
            <text:p>754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28000</text:p>
          </table:table-cell>
          <table:table-cell office:value-type="string" table:style-name="ce2">
            <text:p>1.2</text:p>
          </table:table-cell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64000</text:p>
          </table:table-cell>
          <table:table-cell office:value-type="string" table:style-name="ce2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71000</text:p>
          </table:table-cell>
          <table:table-cell office:value-type="string" table:style-name="ce2">
            <text:p>0.7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507000</text:p>
          </table:table-cell>
          <table:table-cell office:value-type="string" table:style-name="ce2">
            <text:p>3.2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03000</text:p>
          </table:table-cell>
          <table:table-cell office:value-type="string" table:style-name="ce2">
            <text:p>0.9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83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737" table:style-name="ce1">
            <text:p>737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10000</text:p>
          </table:table-cell>
          <table:table-cell office:value-type="string" table:style-name="ce2">
            <text:p>1.5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62000</text:p>
          </table:table-cell>
          <table:table-cell office:value-type="string" table:style-name="ce2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8000</text:p>
          </table:table-cell>
          <table:table-cell office:value-type="string" table:style-name="ce2">
            <text:p>0.75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27000</text:p>
          </table:table-cell>
          <table:table-cell office:value-type="string" table:style-name="ce2">
            <text:p>0.9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17000</text:p>
          </table:table-cell>
          <table:table-cell office:value-type="string" table:style-name="ce2">
            <text:p>3.7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358" table:style-name="ce1">
            <text:p>358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37000</text:p>
          </table:table-cell>
          <table:table-cell office:value-type="string" table:style-name="ce2">
            <text:p>1.3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71000</text:p>
          </table:table-cell>
          <table:table-cell office:value-type="string" table:style-name="ce2">
            <text:p>2.1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0000</text:p>
          </table:table-cell>
          <table:table-cell office:value-type="string" table:style-name="ce2">
            <text:p>0.8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248" table:style-name="ce1">
            <text:p>248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7000</text:p>
          </table:table-cell>
          <table:table-cell office:value-type="string" table:style-name="ce2">
            <text:p>0.7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7000</text:p>
          </table:table-cell>
          <table:table-cell office:value-type="string" table:style-name="ce2">
            <text:p>3.4</text:p>
          </table:table-cell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808" table:style-name="ce1">
            <text:p>1808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49000</text:p>
          </table:table-cell>
          <table:table-cell office:value-type="string" table:style-name="ce2">
            <text:p>0.7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82" table:style-name="ce1">
            <text:p>1082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50000</text:p>
          </table:table-cell>
          <table:table-cell office:value-type="string" table:style-name="ce2">
            <text:p>6.1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719" table:style-name="ce1">
            <text:p>719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8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95000</text:p>
          </table:table-cell>
          <table:table-cell office:value-type="string" table:style-name="ce2">
            <text:p>1.3</text:p>
          </table:table-cell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4540" table:style-name="ce1">
            <text:p>454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31000</text:p>
          </table:table-cell>
          <table:table-cell office:value-type="string" table:style-name="ce2">
            <text:p>1.18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8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72000</text:p>
          </table:table-cell>
          <table:table-cell office:value-type="string" table:style-name="ce2">
            <text:p>0.9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646" table:style-name="ce1">
            <text:p>646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5000</text:p>
          </table:table-cell>
          <table:table-cell office:value-type="string" table:style-name="ce2">
            <text:p>2.1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1000</text:p>
          </table:table-cell>
          <table:table-cell office:value-type="string" table:style-name="ce2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548" table:style-name="ce1">
            <text:p>1548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11000</text:p>
          </table:table-cell>
          <table:table-cell office:value-type="string" table:style-name="ce2">
            <text:p>0.8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805" table:style-name="ce1">
            <text:p>805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91" table:style-name="ce1">
            <text:p>291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48000</text:p>
          </table:table-cell>
          <table:table-cell office:value-type="string" table:style-name="ce2">
            <text:p>0.9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482" table:style-name="ce1">
            <text:p>48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29000</text:p>
          </table:table-cell>
          <table:table-cell office:value-type="string" table:style-name="ce2">
            <text:p>0.9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29000</text:p>
          </table:table-cell>
          <table:table-cell office:value-type="string" table:style-name="ce2">
            <text:p>0.9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943" table:style-name="ce1">
            <text:p>943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38000</text:p>
          </table:table-cell>
          <table:table-cell office:value-type="string" table:style-name="ce2">
            <text:p>1.7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6000</text:p>
          </table:table-cell>
          <table:table-cell office:value-type="string" table:style-name="ce2">
            <text:p>0.7</text:p>
          </table:table-cell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18000</text:p>
          </table:table-cell>
          <table:table-cell office:value-type="string" table:style-name="ce2">
            <text:p>0.7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1610" table:style-name="ce1">
            <text:p>161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42000</text:p>
          </table:table-cell>
          <table:table-cell office:value-type="string" table:style-name="ce2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5000</text:p>
          </table:table-cell>
          <table:table-cell office:value-type="string" table:style-name="ce2">
            <text:p>1.83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2261" table:style-name="ce1">
            <text:p>2261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28000</text:p>
          </table:table-cell>
          <table:table-cell office:value-type="string" table:style-name="ce2">
            <text:p>0.9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35000</text:p>
          </table:table-cell>
          <table:table-cell office:value-type="string" table:style-name="ce2">
            <text:p>2.5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44000</text:p>
          </table:table-cell>
          <table:table-cell office:value-type="string" table:style-name="ce2">
            <text:p>0.9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84000</text:p>
          </table:table-cell>
          <table:table-cell office:value-type="string" table:style-name="ce2">
            <text:p>0.9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846" table:style-name="ce1">
            <text:p>1846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8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335" table:style-name="ce1">
            <text:p>335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35000</text:p>
          </table:table-cell>
          <table:table-cell office:value-type="string" table:style-name="ce2">
            <text:p>0.8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94000</text:p>
          </table:table-cell>
          <table:table-cell office:value-type="string" table:style-name="ce2">
            <text:p>1.7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77000</text:p>
          </table:table-cell>
          <table:table-cell office:value-type="string" table:style-name="ce2">
            <text:p>1.4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2000</text:p>
          </table:table-cell>
          <table:table-cell office:value-type="string" table:style-name="ce2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910" table:style-name="ce1">
            <text:p>91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35000</text:p>
          </table:table-cell>
          <table:table-cell office:value-type="string" table:style-name="ce2">
            <text:p>1.3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62000</text:p>
          </table:table-cell>
          <table:table-cell office:value-type="string" table:style-name="ce2">
            <text:p>1.1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42000</text:p>
          </table:table-cell>
          <table:table-cell office:value-type="string" table:style-name="ce2">
            <text:p>1.2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74000</text:p>
          </table:table-cell>
          <table:table-cell office:value-type="string" table:style-name="ce2">
            <text:p>0.8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448000</text:p>
          </table:table-cell>
          <table:table-cell office:value-type="string" table:style-name="ce2">
            <text:p>0.9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334" table:style-name="ce1">
            <text:p>2334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75000</text:p>
          </table:table-cell>
          <table:table-cell office:value-type="string" table:style-name="ce2">
            <text:p>0.9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442" table:style-name="ce1">
            <text:p>244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34000</text:p>
          </table:table-cell>
          <table:table-cell office:value-type="string" table:style-name="ce2">
            <text:p>1.1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776" table:style-name="ce1">
            <text:p>776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92000</text:p>
          </table:table-cell>
          <table:table-cell office:value-type="string" table:style-name="ce2">
            <text:p>1.3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0000</text:p>
          </table:table-cell>
          <table:table-cell office:value-type="string" table:style-name="ce2">
            <text:p>0.7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70000</text:p>
          </table:table-cell>
          <table:table-cell office:value-type="string" table:style-name="ce2">
            <text:p>2.4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70000</text:p>
          </table:table-cell>
          <table:table-cell office:value-type="string" table:style-name="ce2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835" table:style-name="ce1">
            <text:p>835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05000</text:p>
          </table:table-cell>
          <table:table-cell office:value-type="string" table:style-name="ce2">
            <text:p>0.8</text:p>
          </table:table-cell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5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3966" table:style-name="ce1">
            <text:p>3966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25000</text:p>
          </table:table-cell>
          <table:table-cell office:value-type="string" table:style-name="ce2">
            <text:p>0.9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76000</text:p>
          </table:table-cell>
          <table:table-cell office:value-type="string" table:style-name="ce2">
            <text:p>1.1</text:p>
          </table:table-cell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89000</text:p>
          </table:table-cell>
          <table:table-cell office:value-type="string" table:style-name="ce2">
            <text:p>0.8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81000</text:p>
          </table:table-cell>
          <table:table-cell office:value-type="string" table:style-name="ce2">
            <text:p>0.9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37000</text:p>
          </table:table-cell>
          <table:table-cell office:value-type="string" table:style-name="ce2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1419" table:style-name="ce1">
            <text:p>1419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05000</text:p>
          </table:table-cell>
          <table:table-cell office:value-type="string" table:style-name="ce2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32000</text:p>
          </table:table-cell>
          <table:table-cell office:value-type="string" table:style-name="ce2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7000</text:p>
          </table:table-cell>
          <table:table-cell office:value-type="string" table:style-name="ce2">
            <text:p>1.2</text:p>
          </table:table-cell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835" table:style-name="ce1">
            <text:p>835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79000</text:p>
          </table:table-cell>
          <table:table-cell office:value-type="string" table:style-name="ce2">
            <text:p>0.7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478" table:style-name="ce1">
            <text:p>478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3000</text:p>
          </table:table-cell>
          <table:table-cell office:value-type="string" table:style-name="ce2">
            <text:p>0.9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1000</text:p>
          </table:table-cell>
          <table:table-cell office:value-type="string" table:style-name="ce2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95" table:style-name="ce1">
            <text:p>395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5000</text:p>
          </table:table-cell>
          <table:table-cell office:value-type="string" table:style-name="ce2">
            <text:p>1.2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24000</text:p>
          </table:table-cell>
          <table:table-cell office:value-type="string" table:style-name="ce2">
            <text:p>2.5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19000</text:p>
          </table:table-cell>
          <table:table-cell office:value-type="string" table:style-name="ce2">
            <text:p>1.2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.667</text:p>
          </table:table-cell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89000</text:p>
          </table:table-cell>
          <table:table-cell office:value-type="string" table:style-name="ce2">
            <text:p>1.5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53000</text:p>
          </table:table-cell>
          <table:table-cell office:value-type="string" table:style-name="ce2">
            <text:p>0.6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896" table:style-name="ce1">
            <text:p>1896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65000</text:p>
          </table:table-cell>
          <table:table-cell office:value-type="string" table:style-name="ce2">
            <text:p>2.1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.667</text:p>
          </table:table-cell>
          <table:table-cell office:value-type="float" office:value="1" table:style-name="ce1">
            <text:p>1</text:p>
          </table:table-cell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01000</text:p>
          </table:table-cell>
          <table:table-cell office:value-type="string" table:style-name="ce2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75000</text:p>
          </table:table-cell>
          <table:table-cell office:value-type="string" table:style-name="ce2">
            <text:p>0.9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50000</text:p>
          </table:table-cell>
          <table:table-cell office:value-type="string" table:style-name="ce2">
            <text:p>2.1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9000</text:p>
          </table:table-cell>
          <table:table-cell office:value-type="string" table:style-name="ce2">
            <text:p>1.5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0000</text:p>
          </table:table-cell>
          <table:table-cell office:value-type="string" table:style-name="ce2">
            <text:p>0.7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60000</text:p>
          </table:table-cell>
          <table:table-cell office:value-type="string" table:style-name="ce2">
            <text:p>1.18</text:p>
          </table:table-cell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26000</text:p>
          </table:table-cell>
          <table:table-cell office:value-type="string" table:style-name="ce2">
            <text:p>1.6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418" table:style-name="ce1">
            <text:p>418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3000</text:p>
          </table:table-cell>
          <table:table-cell office:value-type="string" table:style-name="ce2">
            <text:p>1.8</text:p>
          </table:table-cell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8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59000</text:p>
          </table:table-cell>
          <table:table-cell office:value-type="string" table:style-name="ce2">
            <text:p>0.8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79000</text:p>
          </table:table-cell>
          <table:table-cell office:value-type="string" table:style-name="ce2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211" table:style-name="ce1">
            <text:p>121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8</text:p>
          </table:table-cell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767" table:style-name="ce1">
            <text:p>1767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73000</text:p>
          </table:table-cell>
          <table:table-cell office:value-type="string" table:style-name="ce2">
            <text:p>0.7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308" table:style-name="ce1">
            <text:p>308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77000</text:p>
          </table:table-cell>
          <table:table-cell office:value-type="string" table:style-name="ce2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20000</text:p>
          </table:table-cell>
          <table:table-cell office:value-type="string" table:style-name="ce2">
            <text:p>0.9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12000</text:p>
          </table:table-cell>
          <table:table-cell office:value-type="string" table:style-name="ce2">
            <text:p>3.5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77000</text:p>
          </table:table-cell>
          <table:table-cell office:value-type="string" table:style-name="ce2">
            <text:p>0.7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62000</text:p>
          </table:table-cell>
          <table:table-cell office:value-type="string" table:style-name="ce2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6000</text:p>
          </table:table-cell>
          <table:table-cell office:value-type="string" table:style-name="ce2">
            <text:p>0.8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86000</text:p>
          </table:table-cell>
          <table:table-cell office:value-type="string" table:style-name="ce2">
            <text:p>0.9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281" table:style-name="ce1">
            <text:p>228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83000</text:p>
          </table:table-cell>
          <table:table-cell office:value-type="string" table:style-name="ce2">
            <text:p>1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972" table:style-name="ce1">
            <text:p>972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8000</text:p>
          </table:table-cell>
          <table:table-cell office:value-type="string" table:style-name="ce2">
            <text:p>0.8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89000</text:p>
          </table:table-cell>
          <table:table-cell office:value-type="string" table:style-name="ce2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47000</text:p>
          </table:table-cell>
          <table:table-cell office:value-type="string" table:style-name="ce2">
            <text:p>0.8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224" table:style-name="ce1">
            <text:p>224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481000</text:p>
          </table:table-cell>
          <table:table-cell office:value-type="string" table:style-name="ce2">
            <text:p>1.4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44000</text:p>
          </table:table-cell>
          <table:table-cell office:value-type="string" table:style-name="ce2">
            <text:p>1.6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90000</text:p>
          </table:table-cell>
          <table:table-cell office:value-type="string" table:style-name="ce2">
            <text:p>0.8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03000</text:p>
          </table:table-cell>
          <table:table-cell office:value-type="string" table:style-name="ce2">
            <text:p>1.3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202" table:style-name="ce1">
            <text:p>1202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58000</text:p>
          </table:table-cell>
          <table:table-cell office:value-type="string" table:style-name="ce2">
            <text:p>0.9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427" table:style-name="ce1">
            <text:p>427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51000</text:p>
          </table:table-cell>
          <table:table-cell office:value-type="string" table:style-name="ce2">
            <text:p>9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021" table:style-name="ce1">
            <text:p>102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71000</text:p>
          </table:table-cell>
          <table:table-cell office:value-type="string" table:style-name="ce2">
            <text:p>1.1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71000</text:p>
          </table:table-cell>
          <table:table-cell office:value-type="string" table:style-name="ce2">
            <text:p>0.7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83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94000</text:p>
          </table:table-cell>
          <table:table-cell office:value-type="string" table:style-name="ce2">
            <text:p>1.1</text:p>
          </table:table-cell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65000</text:p>
          </table:table-cell>
          <table:table-cell office:value-type="string" table:style-name="ce2">
            <text:p>1.1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1" table:style-name="ce1">
            <text:p>20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30000</text:p>
          </table:table-cell>
          <table:table-cell office:value-type="string" table:style-name="ce2">
            <text:p>0.8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504000</text:p>
          </table:table-cell>
          <table:table-cell office:value-type="string" table:style-name="ce2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5" table:style-name="ce1">
            <text:p>20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675" table:style-name="ce1">
            <text:p>675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5000</text:p>
          </table:table-cell>
          <table:table-cell office:value-type="string" table:style-name="ce2">
            <text:p>1.4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" table:style-name="ce1">
            <text:p>20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89000</text:p>
          </table:table-cell>
          <table:table-cell office:value-type="string" table:style-name="ce2">
            <text:p>1.3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5" table:style-name="ce1">
            <text:p>20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794" table:style-name="ce1">
            <text:p>2794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41000</text:p>
          </table:table-cell>
          <table:table-cell office:value-type="string" table:style-name="ce2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6" table:style-name="ce1">
            <text:p>20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37000</text:p>
          </table:table-cell>
          <table:table-cell office:value-type="string" table:style-name="ce2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7" table:style-name="ce1">
            <text:p>20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74000</text:p>
          </table:table-cell>
          <table:table-cell office:value-type="string" table:style-name="ce2">
            <text:p>1.2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7" table:style-name="ce1">
            <text:p>20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62000</text:p>
          </table:table-cell>
          <table:table-cell office:value-type="string" table:style-name="ce2">
            <text:p>1.7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7" table:style-name="ce1">
            <text:p>207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85000</text:p>
          </table:table-cell>
          <table:table-cell office:value-type="string" table:style-name="ce2">
            <text:p>1.1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29" table:style-name="ce1">
            <text:p>129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55000</text:p>
          </table:table-cell>
          <table:table-cell office:value-type="string" table:style-name="ce2">
            <text:p>0.9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707" table:style-name="ce1">
            <text:p>707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30000</text:p>
          </table:table-cell>
          <table:table-cell office:value-type="string" table:style-name="ce2">
            <text:p>1.4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5000</text:p>
          </table:table-cell>
          <table:table-cell office:value-type="string" table:style-name="ce2">
            <text:p>1.1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406000</text:p>
          </table:table-cell>
          <table:table-cell office:value-type="string" table:style-name="ce2">
            <text:p>1.1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48000</text:p>
          </table:table-cell>
          <table:table-cell office:value-type="string" table:style-name="ce2">
            <text:p>1.1</text:p>
          </table:table-cell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73000</text:p>
          </table:table-cell>
          <table:table-cell office:value-type="string" table:style-name="ce2">
            <text:p>1.2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720" table:style-name="ce1">
            <text:p>72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57000</text:p>
          </table:table-cell>
          <table:table-cell office:value-type="string" table:style-name="ce2">
            <text:p>1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8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533000</text:p>
          </table:table-cell>
          <table:table-cell office:value-type="string" table:style-name="ce2">
            <text:p>1.3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49000</text:p>
          </table:table-cell>
          <table:table-cell office:value-type="string" table:style-name="ce2">
            <text:p>1.3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55000</text:p>
          </table:table-cell>
          <table:table-cell office:value-type="string" table:style-name="ce2">
            <text:p>1.1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185" table:style-name="ce1">
            <text:p>1185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20000</text:p>
          </table:table-cell>
          <table:table-cell office:value-type="string" table:style-name="ce2">
            <text:p>0.9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4000</text:p>
          </table:table-cell>
          <table:table-cell office:value-type="string" table:style-name="ce2">
            <text:p>1.8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82000</text:p>
          </table:table-cell>
          <table:table-cell office:value-type="string" table:style-name="ce2">
            <text:p>1.4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2017" table:style-name="ce1">
            <text:p>2017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14000</text:p>
          </table:table-cell>
          <table:table-cell office:value-type="string" table:style-name="ce2">
            <text:p>1.1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46000</text:p>
          </table:table-cell>
          <table:table-cell office:value-type="string" table:style-name="ce2">
            <text:p>2.4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624" table:style-name="ce1">
            <text:p>624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1000</text:p>
          </table:table-cell>
          <table:table-cell office:value-type="string" table:style-name="ce2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207" table:style-name="ce1">
            <text:p>207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3000</text:p>
          </table:table-cell>
          <table:table-cell office:value-type="string" table:style-name="ce2">
            <text:p>1.2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522" table:style-name="ce1">
            <text:p>252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404000</text:p>
          </table:table-cell>
          <table:table-cell office:value-type="string" table:style-name="ce2">
            <text:p>0.5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572" table:style-name="ce1">
            <text:p>572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31000</text:p>
          </table:table-cell>
          <table:table-cell office:value-type="string" table:style-name="ce2">
            <text:p>0.8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74000</text:p>
          </table:table-cell>
          <table:table-cell office:value-type="string" table:style-name="ce2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36000</text:p>
          </table:table-cell>
          <table:table-cell office:value-type="string" table:style-name="ce2">
            <text:p>1.2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34000</text:p>
          </table:table-cell>
          <table:table-cell office:value-type="string" table:style-name="ce2">
            <text:p>1</text:p>
          </table:table-cell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26" table:style-name="ce1">
            <text:p>326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94000</text:p>
          </table:table-cell>
          <table:table-cell office:value-type="string" table:style-name="ce2">
            <text:p>1.7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53000</text:p>
          </table:table-cell>
          <table:table-cell office:value-type="string" table:style-name="ce2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0" table:style-name="ce1">
            <text:p>23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33000</text:p>
          </table:table-cell>
          <table:table-cell office:value-type="string" table:style-name="ce2">
            <text:p>0.8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0" table:style-name="ce1">
            <text:p>23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8000</text:p>
          </table:table-cell>
          <table:table-cell office:value-type="string" table:style-name="ce2">
            <text:p>0.7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1" table:style-name="ce1">
            <text:p>23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03000</text:p>
          </table:table-cell>
          <table:table-cell office:value-type="string" table:style-name="ce2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655" table:style-name="ce1">
            <text:p>655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83000</text:p>
          </table:table-cell>
          <table:table-cell office:value-type="string" table:style-name="ce2">
            <text:p>0.7</text:p>
          </table:table-cell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98000</text:p>
          </table:table-cell>
          <table:table-cell office:value-type="string" table:style-name="ce2">
            <text:p>1.4</text:p>
          </table:table-cell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5" table:style-name="ce1">
            <text:p>23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08000</text:p>
          </table:table-cell>
          <table:table-cell office:value-type="string" table:style-name="ce2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47000</text:p>
          </table:table-cell>
          <table:table-cell office:value-type="string" table:style-name="ce2">
            <text:p>1.2</text:p>
          </table:table-cell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98" table:style-name="ce1">
            <text:p>298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62000</text:p>
          </table:table-cell>
          <table:table-cell office:value-type="string" table:style-name="ce2">
            <text:p>0.9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199" table:style-name="ce1">
            <text:p>119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83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33000</text:p>
          </table:table-cell>
          <table:table-cell office:value-type="string" table:style-name="ce2">
            <text:p>1.7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02000</text:p>
          </table:table-cell>
          <table:table-cell office:value-type="string" table:style-name="ce2">
            <text:p>0.9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2000</text:p>
          </table:table-cell>
          <table:table-cell office:value-type="string" table:style-name="ce2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6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1000</text:p>
          </table:table-cell>
          <table:table-cell office:value-type="string" table:style-name="ce2">
            <text:p>0.9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213" table:style-name="ce1">
            <text:p>213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15000</text:p>
          </table:table-cell>
          <table:table-cell office:value-type="string" table:style-name="ce2">
            <text:p>1.2</text:p>
          </table:table-cell>
          <table:table-cell office:value-type="float" office:value="133" table:style-name="ce1">
            <text:p>1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89000</text:p>
          </table:table-cell>
          <table:table-cell office:value-type="string" table:style-name="ce2">
            <text:p>0.7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50000</text:p>
          </table:table-cell>
          <table:table-cell office:value-type="string" table:style-name="ce2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422000</text:p>
          </table:table-cell>
          <table:table-cell office:value-type="string" table:style-name="ce2">
            <text:p>0.8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618" table:style-name="ce1">
            <text:p>618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27000</text:p>
          </table:table-cell>
          <table:table-cell office:value-type="string" table:style-name="ce2">
            <text:p>1.1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5100</text:p>
          </table:table-cell>
          <table:table-cell office:value-type="string" table:style-name="ce2">
            <text:p>1.1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6" table:style-name="ce1">
            <text:p>24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51" table:style-name="ce1">
            <text:p>1051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32000</text:p>
          </table:table-cell>
          <table:table-cell office:value-type="string" table:style-name="ce2">
            <text:p>0.7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6" table:style-name="ce1">
            <text:p>24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451000</text:p>
          </table:table-cell>
          <table:table-cell office:value-type="string" table:style-name="ce2">
            <text:p>1.3</text:p>
          </table:table-cell>
          <table:table-cell office:value-type="float" office:value="136" table:style-name="ce1">
            <text:p>1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6" table:style-name="ce1">
            <text:p>24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2695" table:style-name="ce1">
            <text:p>2695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41000</text:p>
          </table:table-cell>
          <table:table-cell office:value-type="string" table:style-name="ce2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51000</text:p>
          </table:table-cell>
          <table:table-cell office:value-type="string" table:style-name="ce2">
            <text:p>2.7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15000</text:p>
          </table:table-cell>
          <table:table-cell office:value-type="string" table:style-name="ce2">
            <text:p>3.8</text:p>
          </table:table-cell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688" table:style-name="ce1">
            <text:p>1688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79000</text:p>
          </table:table-cell>
          <table:table-cell office:value-type="string" table:style-name="ce2">
            <text:p>0.8</text:p>
          </table:table-cell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36000</text:p>
          </table:table-cell>
          <table:table-cell office:value-type="string" table:style-name="ce2">
            <text:p>1.2</text:p>
          </table:table-cell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253" table:style-name="ce1">
            <text:p>253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79000</text:p>
          </table:table-cell>
          <table:table-cell office:value-type="string" table:style-name="ce2">
            <text:p>1.7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543000</text:p>
          </table:table-cell>
          <table:table-cell office:value-type="string" table:style-name="ce2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892" table:style-name="ce1">
            <text:p>892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63358.03</text:p>
          </table:table-cell>
          <table:table-cell office:value-type="string" table:style-name="ce2">
            <text:p>1.1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6" table:style-name="ce1">
            <text:p>25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337" table:style-name="ce1">
            <text:p>337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90000</text:p>
          </table:table-cell>
          <table:table-cell office:value-type="string" table:style-name="ce2">
            <text:p>0.9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6" table:style-name="ce1">
            <text:p>256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615" table:style-name="ce1">
            <text:p>615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22000</text:p>
          </table:table-cell>
          <table:table-cell office:value-type="string" table:style-name="ce2">
            <text:p>0.8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7" table:style-name="ce1">
            <text:p>257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33000</text:p>
          </table:table-cell>
          <table:table-cell office:value-type="string" table:style-name="ce2">
            <text:p>1.4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8" table:style-name="ce1">
            <text:p>25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82000</text:p>
          </table:table-cell>
          <table:table-cell office:value-type="string" table:style-name="ce2">
            <text:p>1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8" table:style-name="ce1">
            <text:p>25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79000</text:p>
          </table:table-cell>
          <table:table-cell office:value-type="string" table:style-name="ce2">
            <text:p>0.9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62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155000</text:p>
          </table:table-cell>
          <table:table-cell office:value-type="string" table:style-name="ce2">
            <text:p>1.1</text:p>
          </table:table-cell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820" table:style-name="ce1">
            <text:p>182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270000</text:p>
          </table:table-cell>
          <table:table-cell office:value-type="string" table:style-name="ce2">
            <text:p>1.2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1" table:style-name="ce1">
            <text:p>27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060" table:style-name="ce1">
            <text:p>206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742000</text:p>
          </table:table-cell>
          <table:table-cell office:value-type="string" table:style-name="ce2">
            <text:p>0.8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8" table:style-name="ce1">
            <text:p>278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2413" table:style-name="ce1">
            <text:p>2413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140000</text:p>
          </table:table-cell>
          <table:table-cell office:value-type="string" table:style-name="ce2">
            <text:p>1.4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0" table:style-name="ce1">
            <text:p>28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96" table:style-name="ce1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395000</text:p>
          </table:table-cell>
          <table:table-cell office:value-type="string" table:style-name="ce2">
            <text:p>1.6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5" table:style-name="ce1">
            <text:p>285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number-rows-repeated="1048276" table:style-name="ro1">
          <table:table-cell table:number-columns-repeated="16384"/>
        </table:table-row>
      </table:table>
      <table:table table:name="Feuil1" table:style-name="ta1">
        <table:table-column table:style-name="co1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heart_failure_clinical_records_.A1:heart_failure_clinical_records_.M300" table:name="heart_failure_clinical_records_dataset" table:display-filter-buttons="true" table:on-update-keep-size="false" table:on-update-keep-styles="true" table:refresh-delay="false">
          <table:database-source-sql table:database-name="Provider=Microsoft.Mashup.OleDb.1;Data Source=$Workbook$;Location=heart_failure_clinical_records_dataset;Extended Properties=&quot;&quot;" table:sql-statement="SELECT * FROM [heart_failure_clinical_records_dataset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larribe</meta:initial-creator>
    <dc:creator>mlarribe</dc:creator>
    <meta:creation-date>2021-03-19T15:00:33Z</meta:creation-date>
    <dc:date>2021-03-19T15:02:11Z</dc:date>
  </office:meta>
</office:document-meta>
</file>